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office:automatic-styles>
  <office:body>
    <office:text text:use-soft-page-breaks="true">
      <text:p text:style-name="P1">SG5</text:p>
      <text:p text:style-name="Normal"><text:span text:style-name="T2">STUDENT:<text:s/></text:span>Excuse me, can you help me?<text:s/></text:p>
      <text:p text:style-name="Normal"><text:span text:style-name="T3">TEACHER:<text:s/></text:span>Of course, what's the matter?</text:p>
      <text:p text:style-name="Normal"><text:span text:style-name="T4">STUDENT:<text:s/></text:span>I'm a bit confused. I think I'm in the wrong place.</text:p>
      <text:p text:style-name="Normal"><text:span text:style-name="T5">TEACHER: <text:s/></text:span>Okay.</text:p>
      <text:p text:style-name="Normal"><text:span text:style-name="T6">STUDENT:<text:s/></text:span>Could you tell me which the terminal this is.?</text:p>
      <text:p text:style-name="Normal"><text:span text:style-name="T7">TEACHER: <text:s/></text:span>Do you mean which terminal is this? this one? Yes. Okay. Here we are in terminal 1. And where are you going?</text:p>
      <text:p text:style-name="Normal"><text:span text:style-name="T8">STUDENT:<text:s/></text:span>I have to reach the gate C6.</text:p>
      <text:p text:style-name="Normal"><text:span text:style-name="T9">TEACHER: <text:s/></text:span>Okay. So, it's on the second floor. Okay. So, can you see the stairs over there?<text:s/></text:p>
      <text:p text:style-name="Normal"><text:span text:style-name="T10">STUDENT:<text:s/></text:span>Yes.</text:p>
      <text:p text:style-name="Normal"><text:span text:style-name="T11">TEACHER: <text:s/></text:span>Yes. You can go there. You can pass the security control and then you have your C6 gate in concourse C.<text:line-break/>can I help you like, I don't know… do you know what am I talking about?<text:s/></text:p>
      <text:p text:style-name="Normal"><text:span text:style-name="T12">STUDENT:<text:s/></text:span>May I see at the map?</text:p>
      <text:p text:style-name="Normal"><text:span text:style-name="T13">TEACHER: <text:s/></text:span>okay if you want, I can give you a map.<text:line-break/>Here it is, so here is the entrance where you have to arrive and here is the concourse you need to go…<text:s/></text:p>
      <text:p text:style-name="Normal">Can I…..I don’t know, do you want me to show you the way? Or….</text:p>
      <text:p text:style-name="Normal"><text:span text:style-name="T14">STUDENT:<text:s/></text:span>No, it’s perfect, thank you very much, and a good travel to you!</text:p>
      <text:p text:style-name="Normal"><text:span text:style-name="T15">TEACHER: <text:s/></text:span>NO, you are traveling I'm working, yes and okay do you need anything else?</text:p>
      <text:p text:style-name="Normal"><text:span text:style-name="T16">STUDENT:<text:s/></text:span>No, it's... Which is the fastest way for reach the gate 66, ehm C6.</text:p>
      <text:p text:style-name="Normal"><text:span text:style-name="T17">TEACHER: <text:s/></text:span>Once you arrive on the second floor, you go straight for 30 metres then you<text:s/>turn right when you see the sign from C1 to C18, that’s your gate! I mean that’s not your gate but your concourse.</text:p>
      <text:p text:style-name="Normal">And, yes, you have to walk straight and then you have your gate C6 on the right.</text:p>
      <text:p text:style-name="Normal"><text:span text:style-name="T18">STUDENT:<text:s/></text:span>Okay.</text:p>
      <text:p text:style-name="Normal"><text:span text:style-name="T19">TEACHER: <text:s/></text:span>Okay. And, yes, just make sure everything is on time. I don't know. What time do you have your flight?</text:p>
      <text:p text:style-name="Normal"><text:span text:style-name="T20">STUDENT:<text:s/></text:span>Ehm…20 past to 10 a.m.</text:p>
      <text:soft-page-break/>
      <text:p text:style-name="Normal"><text:span text:style-name="T21">TEACHER: <text:s/></text:span>Okay, 20 past 10, so as you have to pass the security control, usually it takes 10 to 15 minutes, so maybe it's better to head there now, so you have time.</text:p>
      <text:p text:style-name="Normal"><text:span text:style-name="T22">STUDENT:<text:s/></text:span>Yes, I run.</text:p>
      <text:p text:style-name="Normal"><text:span text:style-name="T23">TEACHER: <text:s/></text:span>Yes, maybe you don't need to run, but you can go there. What do you think? Do you want me to call a shuttle to drive you there?</text:p>
      <text:p text:style-name="Normal"><text:span text:style-name="T24">STUDENT:<text:s/></text:span>Yes, it's perfect, if it's possible.</text:p>
      <text:p text:style-name="Normal"><text:span text:style-name="T25">TEACHER: <text:s/></text:span>Yes, it is possible. Okay, I'm calling it now. Okay, it will arrive in five minutes.</text:p>
      <text:p text:style-name="Normal"><text:span text:style-name="T26">STUDENT:<text:s/></text:span>Perfect.</text:p>
      <text:p text:style-name="Normal"><text:span text:style-name="T27">TEACHER: <text:s/></text:span>Is there anything else I can help you with?</text:p>
      <text:p text:style-name="Normal"><text:span text:style-name="T28">STUDENT:<text:s/></text:span>No, it's all. Thank you very much.</text:p>
      <text:p text:style-name="Normal"><text:span text:style-name="T29">TEACHER: <text:s/></text:span>No, thank you! very much. So, yes, have a safe flight and where are you<text:s/>going, sorry.<text:s/></text:p>
      <text:p text:style-name="Normal"><text:span text:style-name="T30">STUDENT:<text:s/></text:span>London.</text:p>
      <text:p text:style-name="Normal"><text:span text:style-name="T31">TEACHER: <text:s/></text:span>Ah, is it the first time.?</text:p>
      <text:p text:style-name="Normal"><text:span text:style-name="T32">STUDENT:<text:s/></text:span>Yes.</text:p>
      <text:p text:style-name="Normal"><text:span text:style-name="T33">TEACHER: <text:s/></text:span>Okay, so have fun and... Yes, airports can be confusing, but don't worry, you've got this, you did it. Okay, so just go on the second floor and, no wait, you can wait for the shuttle here, and then they can drive you there, okay.<text:s/></text:p>
      <text:p text:style-name="Normal"><text:span text:style-name="T34">STUDENT:<text:s/></text:span>Thank you very much.</text:p>
      <text:p text:style-name="Normal"><text:span text:style-name="T35">TEACHER: <text:s/></text:span>You're more than welcome.<text:s/></text:p>
      <text:p text:style-name="Normal"><text:span text:style-name="T36">STUDENT:<text:s/></text:span>Goodbye.<text:s/></text:p>
      <text:p text:style-name="Normal"><text:span text:style-name="T37">TEACHER:<text:s/></text:span>Goodbye, thank you very much.</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7T11:00:00Z</meta:creation-date>
    <dc:date>2025-12-24T10:14:00Z</dc:date>
    <meta:template xlink:href="Normal" xlink:type="simple"/>
    <meta:editing-cycles>3</meta:editing-cycles>
    <meta:editing-duration>PT7980S</meta:editing-duration>
    <meta:document-statistic meta:page-count="2" meta:paragraph-count="5" meta:word-count="403" meta:character-count="2699" meta:row-count="19" meta:non-whitespace-character-count="2301"/>
  </office:meta>
</office:document-meta>
</file>